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AAAA+LiberationSerif" svg:font-family="B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style:font-name="BAAAAA+LiberationSerif" fo:font-size="44pt" style:font-size-asian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rrier test pour signature simple</text:p>
      <text:p text:style-name="Text_20_body"/>
      <text:p text:style-name="Signature">#signature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AAAA+LiberationSerif" svg:font-family="B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fo:text-align="end" style:justify-single-word="false" style:shadow="none" text:number-lines="false" text:line-number="0"/>
      <style:text-properties fo:color="#ccccc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9:16:47.552564726</meta:creation-date>
    <dc:date>2022-01-31T09:20:35.304335672</dc:date>
    <meta:editing-duration>PT3M48S</meta:editing-duration>
    <meta:editing-cycles>1</meta:editing-cycles>
    <meta:document-statistic meta:table-count="0" meta:image-count="0" meta:object-count="0" meta:page-count="1" meta:paragraph-count="2" meta:word-count="6" meta:character-count="46" meta:non-whitespace-character-count="42"/>
    <meta:generator>LibreOffice/6.0.7.3$Linux_X86_64 LibreOffice_project/00m0$Build-3</meta:generator>
  </office:meta>
</office:document-meta>
</file>